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text-properties officeooo:rsid="00081843" officeooo:paragraph-rsid="00081843"/>
    </style:style>
    <style:style style:name="P11" style:family="paragraph" style:parent-style-name="Heading_20_2">
      <style:text-properties officeooo:rsid="00092e25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1">
      <style:text-properties officeooo:rsid="00092e25" officeooo:paragraph-rsid="00092e25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fo:font-weight="normal" officeooo:rsid="00120910" officeooo:paragraph-rsid="0009baa8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092e25" officeooo:paragraph-rsid="00092e25" style:font-weight-asian="normal" style:font-weight-complex="normal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style:font-name="DejaVu Serif" fo:font-size="11pt" fo:language="fr" fo:country="FR" officeooo:rsid="00081843" style:font-size-asian="11pt" style:font-name-complex="Liberation Serif" style:font-size-complex="11pt"/>
    </style:style>
    <style:style style:name="T3" style:family="text">
      <style:text-properties officeooo:rsid="00081843"/>
    </style:style>
    <style:style style:name="T4" style:family="text">
      <style:text-properties officeooo:rsid="00092e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rdre du jour réunion <text:span text:style-name="T3">externe</text:span> 3 – 20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10">Guillaume Rasolo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18/11/2013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P10">Ex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</text:span></text:span><text:span text:style-name="Police_20_par_20_défaut"><text:span text:style-name="T2">Eliminioreux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10">Guillaume Rasolo</text:p>
          </table:table-cell>
          <table:table-cell table:style-name="historique.C2" office:value-type="string">
            <text:p text:style-name="Table_20_Contents">18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12" text:outline-level="2">Ordre du jour :</text:h>
      <text:list xml:id="list1148579640259289337" text:style-name="L1">
        <text:list-item>
          <text:p text:style-name="P13">Présentation du livrable.</text:p>
        </text:list-item>
        <text:list-item>
          <text:p text:style-name="P13">Présentation des prototypes.</text:p>
        </text:list-item>
        <text:list-item>
          <text:p text:style-name="P13">Nouvelles attentes du client.</text:p>
        </text:list-item>
      </text:list>
      <text:p text:style-name="P8"/>
      <text:p text:style-name="P6"/>
      <text:p text:style-name="P6">Bilan de l'itération</text:p>
      <text:list xml:id="list2830770080478646667" text:style-name="L2">
        <text:list-item>
          <text:p text:style-name="P15"><text:span text:style-name="T4">Avancement</text:span> du dossier de conception.</text:p>
        </text:list-item>
        <text:list-item>
          <text:p text:style-name="P14"><text:span text:style-name="T4">Avancement</text:span> du livrable et des prototypes.</text:p>
        </text:list-item>
        <text:list-item>
          <text:p text:style-name="P16">Mise à jour des risques liées à l'avancement du projet.</text:p>
        </text:list-item>
      </text:list>
      <text:p text:style-name="P7"/>
      <text:h text:style-name="P11" text:outline-level="2">Question :</text:h>
      <text:p text:style-name="P7"/>
      <text:p text:style-name="P7"/>
      <text:h text:style-name="Heading_20_2" text:outline-level="2">Questions diverses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8T21:06:35.66</dc:date>
    <meta:editing-duration>PT2M49S</meta:editing-duration>
    <meta:editing-cycles>10</meta:editing-cycles>
    <meta:generator>LibreOffice/4.0.5.2$Windows_x86 LibreOffice_project/5464147a081647a250913f19c0715bca595af2f</meta:generator>
    <meta:document-statistic meta:table-count="4" meta:image-count="0" meta:object-count="0" meta:page-count="2" meta:paragraph-count="43" meta:word-count="114" meta:character-count="704" meta:non-whitespace-character-count="638"/>
  </office:meta>
</office:document-meta>
</file>